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3H58M00S" calcext:value-type="time">
            <text:p>83:5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8:51:29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3T00:26:04.705000000</dc:date>
    <meta:editing-duration>P6DT4H34M12S</meta:editing-duration>
    <meta:editing-cycles>108</meta:editing-cycles>
    <meta:generator>LibreOffice/7.2.5.2$Windows_X86_64 LibreOffice_project/499f9727c189e6ef3471021d6132d4c694f357e5</meta:generator>
    <meta:document-statistic meta:table-count="1" meta:cell-count="238" meta:object-count="0"/>
  </office:meta>
</office:document-meta>
</file>